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7116b" officeooo:paragraph-rsid="0027462a"/>
    </style:style>
    <style:style style:name="P2" style:family="paragraph" style:parent-style-name="Text_20_body">
      <style:text-properties officeooo:rsid="0027116b" officeooo:paragraph-rsid="00286284"/>
    </style:style>
    <style:style style:name="P3" style:family="paragraph" style:parent-style-name="Text_20_body">
      <style:text-properties officeooo:rsid="0027116b" officeooo:paragraph-rsid="002d5ce7"/>
    </style:style>
    <style:style style:name="P4" style:family="paragraph" style:parent-style-name="Heading_20_3">
      <style:text-properties officeooo:paragraph-rsid="0027462a"/>
    </style:style>
    <style:style style:name="P5" style:family="paragraph" style:parent-style-name="Heading_20_3">
      <style:paragraph-properties fo:margin-top="0.101cm" fo:margin-bottom="0.101cm" loext:contextual-spacing="false"/>
      <style:text-properties officeooo:paragraph-rsid="0027462a"/>
    </style:style>
    <style:style style:name="P6" style:family="paragraph" style:parent-style-name="Heading_20_3">
      <style:paragraph-properties fo:margin-top="1.3cm" fo:margin-bottom="0.199cm" loext:contextual-spacing="false"/>
      <style:text-properties officeooo:paragraph-rsid="0027462a"/>
    </style:style>
    <style:style style:name="P7" style:family="paragraph" style:parent-style-name="Heading_20_1" style:master-page-name="Right_20_Page">
      <style:paragraph-properties style:page-number="auto"/>
      <style:text-properties officeooo:rsid="0033b9f9" officeooo:paragraph-rsid="0033b9f9"/>
    </style:style>
    <style:style style:name="P8" style:family="paragraph" style:parent-style-name="Heading_20_3">
      <style:paragraph-properties fo:margin-top="0.3cm" fo:margin-bottom="0.25cm" loext:contextual-spacing="false"/>
    </style:style>
    <style:style style:name="P9" style:family="paragraph" style:parent-style-name="Heading_20_3">
      <style:paragraph-properties fo:margin-top="1.3cm" fo:margin-bottom="0.25cm" loext:contextual-spacing="false"/>
    </style:style>
    <style:style style:name="P10" style:family="paragraph" style:parent-style-name="Heading_20_3">
      <style:paragraph-properties fo:margin-top="0.25cm" fo:margin-bottom="0.101cm" loext:contextual-spacing="false"/>
    </style:style>
    <style:style style:name="P11" style:family="paragraph" style:parent-style-name="Text_20_body">
      <style:text-properties officeooo:rsid="0033b9f9" officeooo:paragraph-rsid="0033b9f9"/>
    </style:style>
    <style:style style:name="T1" style:family="text">
      <style:text-properties officeooo:rsid="0027116b"/>
    </style:style>
    <style:style style:name="T2" style:family="text">
      <style:text-properties officeooo:rsid="0025665b"/>
    </style:style>
    <style:style style:name="T3" style:family="text">
      <style:text-properties officeooo:rsid="00286284"/>
    </style:style>
    <style:style style:name="T4" style:family="text">
      <style:text-properties officeooo:rsid="002b2535"/>
    </style:style>
    <style:style style:name="T5" style:family="text">
      <style:text-properties officeooo:rsid="0030ceb0"/>
    </style:style>
    <style:style style:name="T6" style:family="text">
      <style:text-properties officeooo:rsid="0033b9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oul Sister</text:h>
      <text:p text:style-name="Heading_20_2">(<text:span text:style-name="T6">Train</text:span>)</text:p>
      <text:p text:style-name="P11">Capo 5</text:p>
      <text:p text:style-name="Heading_20_3">[Intro]</text:p>
      <text:p text:style-name="Text_20_body">C <text:s text:c="4"/>G <text:s text:c="15"/>Am <text:s text:c="13"/>F</text:p>
      <text:p text:style-name="Text_20_body">Hey-ay, Hey-ay-AY-ay-ay, Hey-ay-AY-ay-ay</text:p>
      <text:p text:style-name="Heading_20_3">[VERSE 1]</text:p>
      <text:p text:style-name="Text_20_body"><text:s text:c="5"/>C <text:s text:c="14"/>G </text:p>
      <text:p text:style-name="Text_20_body">Your lipstick stains <text:s text:c="2"/></text:p>
      <text:p text:style-name="Text_20_body"><text:s text:c="24"/>Am <text:s text:c="13"/>F</text:p>
      <text:p text:style-name="Text_20_body">on the front lobe of my left side brains</text:p>
      <text:p text:style-name="Text_20_body"><text:s text:c="22"/>C <text:s text:c="6"/></text:p>
      <text:p text:style-name="Text_20_body">I knew I wouldn't for-get you </text:p>
      <text:p text:style-name="Text_20_body"><text:s text:c="18"/>G <text:s text:c="14"/>Am <text:s/>F <text:s/>G</text:p>
      <text:p text:style-name="Text_20_body">and so I went and let you blow my mind</text:p>
      <text:p text:style-name="Text_20_body"><text:s text:c="5"/>C <text:s text:c="13"/>G </text:p>
      <text:p text:style-name="Text_20_body">Your sweet moonbeam <text:s text:c="2"/></text:p>
      <text:p text:style-name="Text_20_body"><text:s text:c="26"/>Am <text:s text:c="14"/>F</text:p>
      <text:p text:style-name="Text_20_body">the smell of you in every single dream I dream</text:p>
      <text:p text:style-name="Text_20_body"><text:s text:c="19"/>C <text:s text:c="4"/></text:p>
      <text:p text:style-name="Text_20_body">I knew when we col-lided </text:p>
      <text:p text:style-name="Text_20_body"><text:s text:c="25"/>G <text:s text:c="20"/>Am <text:s text:c="2"/>F G</text:p>
      <text:p text:style-name="Text_20_body">you're the one I have de-cided who's one of my kind</text:p>
      <text:p text:style-name="Heading_20_3">[CHORUS]</text:p>
      <text:p text:style-name="Text_20_body">F <text:s text:c="14"/>G <text:s text:c="16"/>C <text:s text:c="5"/></text:p>
      <text:p text:style-name="Text_20_body">Hey soul sister ain't that Mister Mister </text:p>
      <text:p text:style-name="Text_20_body">G <text:s text:c="5"/>F</text:p>
      <text:p text:style-name="Text_20_body">on the radio stereo</text:p>
      <text:p text:style-name="Text_20_body"><text:s text:c="4"/>G <text:s text:c="16"/>C <text:s text:c="7"/>G</text:p>
      <text:p text:style-name="Text_20_body">The way you move aint fair you know</text:p>
      <text:p text:style-name="Text_20_body">F <text:s text:c="14"/></text:p>
      <text:p text:style-name="Text_20_body">Hey soul sister </text:p>
      <text:p text:style-name="Text_20_body"><text:s/>G <text:s text:c="13"/>C <text:s text:c="5"/>G <text:s text:c="5"/>F <text:s text:c="11"/>G</text:p>
      <text:p text:style-name="Text_20_body">I don't want to miss a single thing you do</text:p>
      <text:p text:style-name="Heading_20_3"><text:soft-page-break/>[BRIDGE]</text:p>
      <text:p text:style-name="Text_20_body"><text:s text:c="3"/>C <text:s text:c="8"/>G <text:s text:c="15"/>Am <text:s text:c="14"/>F</text:p>
      <text:p text:style-name="Text_20_body">To-night Hey-ay, Hey-ay-AY-ay-ay, Hey-ay-AY-ay-ay</text:p>
      <text:p text:style-name="Heading_20_3">[VERSE 2]</text:p>
      <text:p text:style-name="Text_20_body">C <text:s text:c="16"/>G</text:p>
      <text:p text:style-name="Text_20_body">Just in ti-i-i-ime </text:p>
      <text:p text:style-name="Text_20_body"><text:s text:c="23"/>Am <text:s text:c="16"/>F</text:p>
      <text:p text:style-name="Text_20_body">I'm so glad you have a one track mind like me</text:p>
      <text:p text:style-name="Text_20_body"><text:s text:c="20"/>C <text:s text:c="5"/></text:p>
      <text:p text:style-name="Text_20_body">You gave my love direction </text:p>
      <text:p text:style-name="Text_20_body"><text:s text:c="20"/>G <text:s text:c="17"/>Am <text:s text:c="2"/>F G</text:p>
      <text:p text:style-name="Text_20_body">a game show love connection we can't deny-i-iii</text:p>
      <text:p text:style-name="Text_20_body"><text:s text:c="4"/>C <text:s text:c="10"/>G <text:s text:c="26"/></text:p>
      <text:p text:style-name="Text_20_body">I'm so obsessed <text:s text:c="2"/>my heart is bound to beat </text:p>
      <text:p text:style-name="Text_20_body"><text:s text:c="6"/>Am <text:s text:c="16"/>F</text:p>
      <text:p text:style-name="Text_20_body">right outta my untrimmed chest</text:p>
      <text:p text:style-name="Text_20_body"><text:s text:c="13"/>C <text:s text:c="26"/>G <text:s text:c="4"/></text:p>
      <text:p text:style-name="Text_20_body">I believe in you like a virgin you're Ma-donna </text:p>
      <text:p text:style-name="Text_20_body"><text:s text:c="21"/>Am</text:p>
      <text:p text:style-name="Text_20_body">and I'm always gonna wanna</text:p>
      <text:p text:style-name="Text_20_body"><text:s text:c="10"/>F <text:s text:c="3"/>G</text:p>
      <text:p text:style-name="Text_20_body">blow your mind</text:p>
      <text:p text:style-name="Heading_20_3">[CHORUS]</text:p>
      <text:p text:style-name="Text_20_body">F <text:s text:c="14"/>G <text:s text:c="16"/>C <text:s text:c="5"/></text:p>
      <text:p text:style-name="Text_20_body">Hey soul sister ain't that Mister Mister </text:p>
      <text:p text:style-name="Text_20_body">G <text:s text:c="5"/>F</text:p>
      <text:p text:style-name="Text_20_body">on the radio stereo</text:p>
      <text:p text:style-name="Text_20_body"><text:s text:c="4"/>G <text:s text:c="17"/>C <text:s text:c="7"/>G</text:p>
      <text:p text:style-name="Text_20_body">The way you move ain’t fair you know</text:p>
      <text:p text:style-name="Text_20_body">F <text:s text:c="14"/></text:p>
      <text:p text:style-name="Text_20_body">Hey soul sister </text:p>
      <text:p text:style-name="Text_20_body"><text:s/>G <text:s text:c="13"/>C <text:s text:c="5"/>G <text:s text:c="5"/>F <text:s text:c="11"/>G</text:p>
      <text:p text:style-name="Text_20_body">I don't want to miss a single thing you do</text:p>
      <text:p text:style-name="Text_20_body"><text:s text:c="3"/>C</text:p>
      <text:p text:style-name="Text_20_body">To-night</text:p>
      <text:p text:style-name="P8"><text:soft-page-break/>[VERSE 3]</text:p>
      <text:p text:style-name="Text_20_body"><text:s text:c="3"/>C</text:p>
      <text:p text:style-name="Text_20_body">The way you can't cut a rug</text:p>
      <text:p text:style-name="Text_20_body">G <text:s text:c="29"/>Am</text:p>
      <text:p text:style-name="Text_20_body">Watching you's the only drug I need</text:p>
      <text:p text:style-name="Text_20_body"/>
      <text:p text:style-name="Text_20_body">You're so gangster I'm so thug</text:p>
      <text:p text:style-name="Text_20_body"><text:s text:c="11"/>F <text:s text:c="27"/>C</text:p>
      <text:p text:style-name="Text_20_body">You're the only one I'm dreaming of you see</text:p>
      <text:p text:style-name="Text_20_body"><text:s text:c="25"/>G</text:p>
      <text:p text:style-name="Text_20_body">I can be myself now finally</text:p>
      <text:p text:style-name="Text_20_body"><text:s text:c="32"/>Am</text:p>
      <text:p text:style-name="Text_20_body">In fact there's nothing I can't be</text:p>
      <text:p text:style-name="Text_20_body"><text:s text:c="28"/>F <text:s text:c="6"/>G</text:p>
      <text:p text:style-name="Text_20_body">I want the world to see you be with <text:s text:c="2"/>me</text:p>
      <text:p text:style-name="Heading_20_3">[CHORUS]</text:p>
      <text:p text:style-name="Text_20_body">F <text:s text:c="14"/>G <text:s text:c="16"/>C <text:s text:c="5"/></text:p>
      <text:p text:style-name="Text_20_body">Hey soul sister ain't that Mister Mister </text:p>
      <text:p text:style-name="Text_20_body">G <text:s text:c="5"/>F</text:p>
      <text:p text:style-name="Text_20_body">on the radio stereo</text:p>
      <text:p text:style-name="Text_20_body"><text:s text:c="4"/>G <text:s text:c="16"/>C <text:s text:c="7"/>G</text:p>
      <text:p text:style-name="Text_20_body">The way you move aint fair you know</text:p>
      <text:p text:style-name="Text_20_body">F <text:s text:c="14"/>G <text:s text:c="14"/>C <text:s text:c="3"/></text:p>
      <text:p text:style-name="Text_20_body">Hey soul sister I don't want to miss </text:p>
      <text:p text:style-name="Text_20_body"><text:s text:c="2"/>G <text:s text:c="5"/>F <text:s text:c="14"/>G</text:p>
      <text:p text:style-name="Text_20_body">a single thing you do to-night</text:p>
      <text:p text:style-name="Text_20_body">F <text:s text:c="14"/>G <text:s text:c="14"/>C <text:s text:c="3"/></text:p>
      <text:p text:style-name="Text_20_body">Hey soul sister I don't want to miss </text:p>
      <text:p text:style-name="Text_20_body"><text:s text:c="2"/>G <text:s text:c="5"/>F <text:s text:c="13"/>G</text:p>
      <text:p text:style-name="Text_20_body">a single thing you do-oooo</text:p>
      <text:p text:style-name="P10">[OUTRO]</text:p>
      <text:p text:style-name="Text_20_body"><text:s text:c="3"/>C <text:s text:c="8"/>G <text:s text:c="15"/>Am <text:s text:c="14"/>F <text:s/>G</text:p>
      <text:p text:style-name="Text_20_body">To-night Hey-ay, Hey-ay-AY-ay-ay, Hey-ay-AY-ay-ay</text:p>
      <text:p text:style-name="Text_20_body"><text:s text:c="3"/>C <text:s text:c="8"/>G <text:s text:c="15"/>Am <text:s text:c="14"/>F <text:s/>G</text:p>
      <text:p text:style-name="Text_20_body">To-night Hey-ay, Hey-ay-AY-ay-ay, Hey-ay-AY-ay-ay</text:p>
      <text:p text:style-name="Text_20_body"><text:s text:c="4"/>C</text:p>
      <text:p text:style-name="Text_20_body">Ton-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6M5S</meta:editing-duration>
    <meta:editing-cycles>36</meta:editing-cycles>
    <meta:generator>LibreOffice/6.0.1.1$MacOSX_X86_64 LibreOffice_project/60bfb1526849283ce2491346ed2aa51c465abfe6</meta:generator>
    <dc:title>Lyrics + Chords</dc:title>
    <dc:date>2018-06-15T12:06:09.431058227</dc:date>
    <meta:print-date>2017-04-03T12:23:29.985893000</meta:print-date>
    <meta:document-statistic meta:table-count="0" meta:image-count="0" meta:object-count="0" meta:page-count="3" meta:paragraph-count="105" meta:word-count="424" meta:character-count="3079" meta:non-whitespace-character-count="1494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